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B0000013008C82C84F1259D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a445a" officeooo:paragraph-rsid="000a445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</text:p>
      <text:p text:style-name="P1"/>
      <text:p text:style-name="Standard"/>
      <text:p text:style-name="Standard"><draw:frame draw:style-name="fr1" draw:name="Image1" text:anchor-type="char" svg:width="16.801cm" svg:height="8.043cm" draw:z-index="0"><draw:image xlink:href="Pictures/100000000000027B0000013008C82C84F1259D3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00:29:46.413568064</meta:creation-date>
    <dc:date>2023-06-23T00:31:30.549916103</dc:date>
    <meta:editing-duration>PT1M48S</meta:editing-duration>
    <meta:editing-cycles>1</meta:editing-cycles>
    <meta:document-statistic meta:table-count="0" meta:image-count="1" meta:object-count="0" meta:page-count="1" meta:paragraph-count="1" meta:word-count="1" meta:character-count="9" meta:non-whitespace-character-count="9"/>
    <meta:generator>LibreOffice/7.0.4.2$Linux_X86_64 LibreOffice_project/00$Build-2</meta:generator>
  </office:meta>
</office:document-meta>
</file>